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<text:a xlink:href="https://blog.chain.link/ic3-awarded-second-chainlink-research-grant/">IC3 Awarded a Second Chainlink Research Grant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6811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dc:creator>OANA GHERMAN</dc:creator>
    <dc:date>2022-04-15T13:58:26Z</dc:date>
    <meta:editing-cycles>129</meta:editing-cycles>
    <meta:editing-duration>PT11400S</meta:editing-duration>
  </office:meta>
</office:document-meta>
</file>